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iagramme UML des Cas d'Utilisation</text:span></text:p>
      <text:h text:style-name="Heading_20_3" text:outline-level="3">Acteurs Principaux :</text:h>
      <text:list text:style-name="L1">
        <text:list-item>
          <text:p text:style-name="P1"><text:span text:style-name="Strong_20_Emphasis">Client</text:span> (Particulier ou Professionnel)</text:p>
        </text:list-item>
        <text:list-item>
          <text:p text:style-name="P1"><text:span text:style-name="Strong_20_Emphasis">Commercial</text:span></text:p>
        </text:list-item>
        <text:list-item>
          <text:p text:style-name="P1"><text:span text:style-name="Strong_20_Emphasis">Système de Paiement</text:span></text:p>
        </text:list-item>
        <text:list-item>
          <text:p text:style-name="P1"><text:span text:style-name="Strong_20_Emphasis">Système de Gestion des Stocks</text:span></text:p>
        </text:list-item>
        <text:list-item>
          <text:p text:style-name="P1"><text:span text:style-name="Strong_20_Emphasis">Système de Facturation</text:span></text:p>
        </text:list-item>
        <text:list-item>
          <text:p text:style-name="P1"><text:span text:style-name="Strong_20_Emphasis">Fournisseur</text:span></text:p>
        </text:list-item>
      </text:list>
      <text:h text:style-name="Heading_20_3" text:outline-level="3">Cas d'Utilisation Principaux :</text:h>
      <text:list text:style-name="L2">
        <text:list-item>
          <text:p text:style-name="P2"><text:span text:style-name="Strong_20_Emphasis">Gestion du Catalogue</text:span></text:p>
          <text:list>
            <text:list-item>
              <text:p text:style-name="P2">Ajouter un produit</text:p>
            </text:list-item>
            <text:list-item>
              <text:p text:style-name="P2">Modifier un produit</text:p>
            </text:list-item>
            <text:list-item>
              <text:p text:style-name="P2">Désactiver un produit</text:p>
            </text:list-item>
            <text:list-item>
              <text:p text:style-name="P2">Gérer les rubriques et sous-rubriques</text:p>
            </text:list-item>
          </text:list>
        </text:list-item>
        <text:list-item>
          <text:p text:style-name="P2"><text:span text:style-name="Strong_20_Emphasis">Gestion des Clients</text:span></text:p>
          <text:list>
            <text:list-item>
              <text:p text:style-name="P2">Inscription et attribution d’un commercial</text:p>
            </text:list-item>
            <text:list-item>
              <text:p text:style-name="P2">Connexion</text:p>
            </text:list-item>
            <text:list-item>
              <text:p text:style-name="P2">Gestion des informations client</text:p>
            </text:list-item>
          </text:list>
        </text:list-item>
        <text:list-item>
          <text:p text:style-name="P2"><text:span text:style-name="Strong_20_Emphasis">Gestion des Commandes</text:span></text:p>
          <text:list>
            <text:list-item>
              <text:p text:style-name="P2">Ajouter des produits au panier</text:p>
            </text:list-item>
            <text:list-item>
              <text:p text:style-name="P2">Modifier le panier</text:p>
            </text:list-item>
            <text:list-item>
              <text:p text:style-name="P2">Valider la commande</text:p>
            </text:list-item>
            <text:list-item>
              <text:p text:style-name="P2">Sélectionner l’adresse de facturation et de livraison</text:p>
            </text:list-item>
            <text:list-item>
              <text:p text:style-name="P2">Générer un bon de livraison</text:p>
            </text:list-item>
            <text:list-item>
              <text:p text:style-name="P2">Générer une facture</text:p>
            </text:list-item>
            <text:list-item>
              <text:p text:style-name="P2">Suivi de commande</text:p>
            </text:list-item>
          </text:list>
        </text:list-item>
        <text:list-item>
          <text:p text:style-name="P2"><text:span text:style-name="Strong_20_Emphasis">Paiement</text:span></text:p>
          <text:list>
            <text:list-item>
              <text:p text:style-name="P2">Paiement immédiat (client particulier)</text:p>
            </text:list-item>
            <text:list-item>
              <text:p text:style-name="P2">Paiement différé (client professionnel)</text:p>
            </text:list-item>
            <text:list-item>
              <text:p text:style-name="P2">Gestion des modes de paiement (virement, chèque, CB)</text:p>
            </text:list-item>
          </text:list>
        </text:list-item>
        <text:list-item>
          <text:p text:style-name="P2"><text:span text:style-name="Strong_20_Emphasis">Gestion des Stocks</text:span></text:p>
          <text:list>
            <text:list-item>
              <text:p text:style-name="P2"><text:soft-page-break/>Mise à jour des stocks</text:p>
            </text:list-item>
            <text:list-item>
              <text:p text:style-name="P2">Vérification des disponibilités lors de la commande</text:p>
            </text:list-item>
          </text:list>
        </text:list-item>
        <text:list-item>
          <text:p text:style-name="P2"><text:span text:style-name="Strong_20_Emphasis">Gestion des Fournisseurs</text:span></text:p>
          <text:list>
            <text:list-item>
              <text:p text:style-name="P2">Référencement des fournisseurs</text:p>
            </text:list-item>
            <text:list-item>
              <text:p text:style-name="P2">Mise à jour des informations fournisseur</text:p>
            </text:list-item>
          </text:list>
        </text:list-item>
      </text:list>
      <text:p text:style-name="Horizontal_20_Line"/>
      <text:h text:style-name="Heading_20_2" text:outline-level="2"><text:span text:style-name="Strong_20_Emphasis">Détail du Cas d'Utilisation : Création d’une Commande</text:span></text:h>
      <text:h text:style-name="Heading_20_3" text:outline-level="3"><text:span text:style-name="Strong_20_Emphasis">Acteurs Concernés :</text:span></text:h>
      <text:list text:style-name="L3">
        <text:list-item>
          <text:p text:style-name="P3">Client</text:p>
        </text:list-item>
        <text:list-item>
          <text:p text:style-name="P3">Système de gestion des stocks</text:p>
        </text:list-item>
        <text:list-item>
          <text:p text:style-name="P3">Système de paiement</text:p>
        </text:list-item>
        <text:list-item>
          <text:p text:style-name="P3">Système de facturation</text:p>
        </text:list-item>
      </text:list>
      <text:h text:style-name="Heading_20_3" text:outline-level="3"><text:span text:style-name="Strong_20_Emphasis">Flux Principal :</text:span></text:h>
      <text:list text:style-name="L4">
        <text:list-item>
          <text:p text:style-name="P4">Le client sélectionne des produits dans le catalogue.</text:p>
        </text:list-item>
        <text:list-item>
          <text:p text:style-name="P4">Il ajoute des produits au panier en précisant les quantités.</text:p>
        </text:list-item>
        <text:list-item>
          <text:p text:style-name="P4">Il se connecte à son compte.</text:p>
        </text:list-item>
        <text:list-item>
          <text:p text:style-name="P4">Il valide son panier.</text:p>
        </text:list-item>
        <text:list-item>
          <text:p text:style-name="P4">Il choisit son adresse de facturation et de livraison.</text:p>
        </text:list-item>
        <text:list-item>
          <text:p text:style-name="P4">Le système vérifie la disponibilité des produits.</text:p>
        </text:list-item>
        <text:list-item>
          <text:p text:style-name="P4">Le client choisit son mode de paiement :</text:p>
          <text:list>
            <text:list-item>
              <text:p text:style-name="P4">Client particulier : paiement immédiat.</text:p>
            </text:list-item>
            <text:list-item>
              <text:p text:style-name="P4">Client professionnel : paiement différé (virement ou chèque).</text:p>
            </text:list-item>
          </text:list>
        </text:list-item>
        <text:list-item>
          <text:p text:style-name="P4">Le système valide la commande et génère les documents associés :</text:p>
          <text:list>
            <text:list-item>
              <text:p text:style-name="P4">Bon de livraison</text:p>
            </text:list-item>
            <text:list-item>
              <text:p text:style-name="P4">Facture</text:p>
            </text:list-item>
          </text:list>
        </text:list-item>
        <text:list-item>
          <text:p text:style-name="P4">La commande est enregistrée et prête à être traitée.</text:p>
        </text:list-item>
      </text:list>
      <text:h text:style-name="Heading_20_3" text:outline-level="3"><text:span text:style-name="Strong_20_Emphasis">Flux Alternatifs :</text:span></text:h>
      <text:list text:style-name="L5">
        <text:list-item>
          <text:p text:style-name="P5"><text:span text:style-name="Strong_20_Emphasis">Erreur de connexion</text:span> → Proposition de réinitialisation du mot de passe.</text:p>
        </text:list-item>
        <text:list-item>
          <text:p text:style-name="P5"><text:span text:style-name="Strong_20_Emphasis">Stock insuffisant</text:span> → Proposition de produits alternatifs ou envoi partiel.</text:p>
        </text:list-item>
        <text:list-item>
          <text:p text:style-name="P5"><text:span text:style-name="Strong_20_Emphasis">Échec du paiement</text:span> → Demande d’un autre moyen de paiement.</text:p>
        </text:list-item>
        <text:list-item>
          <text:p text:style-name="P5"><text:soft-page-break/><text:span text:style-name="Strong_20_Emphasis">Livraison partielle</text:span> → Plusieurs bons de livraison générés mais une seule facture.</text:p>
        </text:list-item>
        <text:list-item>
          <text:p text:style-name="P5"><text:span text:style-name="Strong_20_Emphasis">Annulation de la commande</text:span> → Possibilité d’annuler avant validation finale.</text:p>
        </text:list-item>
      </text:list>
      <text:p text:style-name="Standard"/>
      <text:p text:style-name="Standard">@startuml</text:p>
      <text:p text:style-name="Standard"/>
      <text:p text:style-name="Standard">actor Client</text:p>
      <text:p text:style-name="Standard">actor Commercial</text:p>
      <text:p text:style-name="Standard">actor "Système de Paiement" as Paiement</text:p>
      <text:p text:style-name="Standard">actor "Système de Gestion des Stocks" as Stocks</text:p>
      <text:p text:style-name="Standard">actor "Système de Facturation" as Facturation</text:p>
      <text:p text:style-name="Standard">actor Fournisseur</text:p>
      <text:p text:style-name="Standard"/>
      <text:p text:style-name="Standard">rectangle "Gestion du Catalogue" {</text:p>
      <text:p text:style-name="Standard"><text:s text:c="2"/>Commercial -- (Ajouter un produit)</text:p>
      <text:p text:style-name="Standard"><text:s text:c="2"/>Commercial -- (Modifier un produit)</text:p>
      <text:p text:style-name="Standard"><text:s text:c="2"/>Commercial -- (Désactiver un produit)</text:p>
      <text:p text:style-name="Standard"><text:s text:c="2"/>Commercial -- (Gérer les rubriques et sous-rubriques)</text:p>
      <text:p text:style-name="Standard">}</text:p>
      <text:p text:style-name="Standard"/>
      <text:p text:style-name="Standard">rectangle "Gestion des Clients" {</text:p>
      <text:p text:style-name="Standard"><text:s text:c="2"/>Client -- (Inscription et attribution d’un commercial)</text:p>
      <text:p text:style-name="Standard"><text:s text:c="2"/>Client -- (Connexion)</text:p>
      <text:p text:style-name="Standard"><text:s text:c="2"/>Commercial -- (Gestion des informations client)</text:p>
      <text:p text:style-name="Standard">}</text:p>
      <text:p text:style-name="Standard"/>
      <text:p text:style-name="Standard">rectangle "Gestion des Commandes" {</text:p>
      <text:p text:style-name="Standard"><text:s text:c="2"/>Client -- (Ajouter des produits au panier)</text:p>
      <text:p text:style-name="Standard"><text:s text:c="2"/>Client -- (Modifier le panier)</text:p>
      <text:p text:style-name="Standard"><text:s text:c="2"/>Client -- (Valider la commande)</text:p>
      <text:p text:style-name="Standard"><text:s text:c="2"/>Client -- (Sélectionner l’adresse de facturation et de livraison)</text:p>
      <text:p text:style-name="Standard"><text:s text:c="2"/>Client -- (Suivi de commande)</text:p>
      <text:p text:style-name="Standard"><text:s text:c="2"/>Facturation -- (Générer une facture)</text:p>
      <text:p text:style-name="Standard">}</text:p>
      <text:p text:style-name="Standard"/>
      <text:p text:style-name="Standard">rectangle "Paiement" {</text:p>
      <text:p text:style-name="Standard"><text:s text:c="2"/>Client -- (Paiement immédiat)</text:p>
      <text:p text:style-name="Standard"><text:s text:c="2"/>Client -- (Paiement différé)</text:p>
      <text:p text:style-name="Standard"><text:s text:c="2"/>Paiement -- (Gestion des modes de paiement)</text:p>
      <text:p text:style-name="Standard">}</text:p>
      <text:p text:style-name="Standard"/>
      <text:p text:style-name="Standard">rectangle "Gestion des Stocks" {</text:p>
      <text:p text:style-name="Standard"><text:s text:c="2"/>Stocks -- (Mise à jour des stocks)</text:p>
      <text:p text:style-name="Standard"><text:s text:c="2"/>Stocks -- (Vérification des disponibilités lors de la commande)</text:p>
      <text:p text:style-name="Standard">}</text:p>
      <text:p text:style-name="Standard"/>
      <text:p text:style-name="Standard">rectangle "Gestion des Fournisseurs" {</text:p>
      <text:p text:style-name="Standard"><text:s text:c="2"/>Fournisseur -- (Référencement des fournisseurs)</text:p>
      <text:p text:style-name="Standard"><text:s text:c="2"/>Fournisseur -- (Mise à jour des informations fournisseur)</text:p>
      <text:p text:style-name="Standard">}</text:p>
      <text:p text:style-name="Standard"/>
      <text:p text:style-name="Standard">@endu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5:31:01.999513197</meta:creation-date>
    <dc:date>2025-01-30T15:31:49.538244732</dc:date>
    <meta:editing-duration>PT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102" meta:word-count="541" meta:character-count="3364" meta:non-whitespace-character-count="2940"/>
  </office:meta>
</office:document-meta>
</file>